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3cm" style:rel-column-width="11011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0.213cm" style:rel-column-width="736*"/>
    </style:style>
    <style:style style:name="Tabella3.E" style:family="table-column">
      <style:table-column-properties style:column-width="8.488cm" style:rel-column-width="29275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501cm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03cm"/>
    </style:style>
    <style:style style:name="Tabel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5" style:family="table-row">
      <style:table-row-properties style:row-height="0.409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6" style:family="table-row">
      <style:table-row-properties style:row-height="0.905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82cm"/>
    </style:style>
    <style:style style:name="Tabella3.A7" style:family="table-cell">
      <style:table-cell-properties fo:padding="0.097cm" fo:border="none"/>
    </style:style>
    <style:style style:name="Tabella3.C7" style:family="table-cell">
      <style:table-cell-properties style:vertical-align="middle" fo:padding="0.097cm" fo:border="none"/>
    </style:style>
    <style:style style:name="Tabella1" style:family="table">
      <style:table-properties style:width="18.997cm" table:align="left"/>
    </style:style>
    <style:style style:name="Tabella1.A" style:family="table-column">
      <style:table-column-properties style:column-width="3.08cm"/>
    </style:style>
    <style:style style:name="Tabella1.B" style:family="table-column">
      <style:table-column-properties style:column-width="7.609cm"/>
    </style:style>
    <style:style style:name="Tabella1.C" style:family="table-column">
      <style:table-column-properties style:column-width="2.789cm"/>
    </style:style>
    <style:style style:name="Tabella1.D" style:family="table-column">
      <style:table-column-properties style:column-width="3.106cm"/>
    </style:style>
    <style:style style:name="Tabella1.E" style:family="table-column">
      <style:table-column-properties style:column-width="0.82cm"/>
    </style:style>
    <style:style style:name="Tabella1.F" style:family="table-column">
      <style:table-column-properties style:column-width="0.896cm"/>
    </style:style>
    <style:style style:name="Tabella1.G" style:family="table-column">
      <style:table-column-properties style:column-width="0.697cm"/>
    </style:style>
    <style:style style:name="Tabella1.A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D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159cm"/>
    </style:style>
    <style:style style:name="Tabel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C8" style:family="table-cell">
      <style:table-cell-properties fo:padding="0.097cm" fo:border-left="none" fo:border-right="none" fo:border-top="0.05pt solid #000000" fo:border-bottom="0.05pt dotted #000000"/>
    </style:style>
    <style:style style:name="Tabella1.D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B1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D13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="none"/>
    </style:style>
    <style:style style:name="Tabella6" style:family="table">
      <style:table-properties style:width="5.53cm" fo:margin-left="0cm" table:align="left"/>
    </style:style>
    <style:style style:name="Tabella6.A" style:family="table-column">
      <style:table-column-properties style:column-width="3.096cm"/>
    </style:style>
    <style:style style:name="Tabella6.B" style:family="table-column">
      <style:table-column-properties style:column-width="0.82cm"/>
    </style:style>
    <style:style style:name="Tabella6.C" style:family="table-column">
      <style:table-column-properties style:column-width="1.085cm"/>
    </style:style>
    <style:style style:name="Tabella6.D" style:family="table-column">
      <style:table-column-properties style:column-width="0.529cm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208ba6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3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211b3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ccb36" officeooo:paragraph-rsid="011293a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21603f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738a85" officeooo:paragraph-rsid="01f4e14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21d539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21df7d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normal" officeooo:paragraph-rsid="01d10c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bold" officeooo:paragraph-rsid="01db4e9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bold" officeooo:rsid="007ccb36" officeooo:paragraph-rsid="01f4e14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20dbc07" style:font-name-asian="SimSun" style:font-size-asian="6pt" style:font-weight-asian="bold" style:font-name-complex="Tahoma" style:font-size-complex="6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54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55" style:family="paragraph" style:parent-style-name="Table_20_Contents">
      <style:paragraph-properties fo:text-align="center" style:justify-single-word="false"/>
      <style:text-properties style:font-name="Arial2" fo:font-size="9pt" officeooo:rsid="018e5fd3" officeooo:paragraph-rsid="0192f2a2" style:font-name-asian="SimSun" style:font-size-asian="9pt" style:font-name-complex="Tahoma" style:font-size-complex="9pt"/>
    </style:style>
    <style:style style:name="P56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57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color="#000000" fo:font-size="7pt" fo:font-style="italic" officeooo:paragraph-rsid="01db4e94" style:font-size-asian="7pt" style:font-style-asian="italic" style:font-size-complex="7pt" style:font-style-complex="italic"/>
    </style:style>
    <style:style style:name="P59" style:family="paragraph" style:parent-style-name="Table_20_Contents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paragraph-rsid="021784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fo:font-size="8pt" officeooo:paragraph-rsid="021784b2" style:font-size-asian="8pt" style:font-size-complex="8pt"/>
    </style:style>
    <style:style style:name="P6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3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2pt" officeooo:paragraph-rsid="019018a3" style:font-size-asian="1.75pt" style:font-size-complex="2pt"/>
    </style:style>
    <style:style style:name="P64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" fo:font-size="8pt" fo:font-style="normal" style:text-underline-style="none" fo:font-weight="normal" officeooo:paragraph-rsid="01fe5c6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Footer" style:master-page-name="">
      <style:paragraph-properties fo:margin-left="-0.018cm" fo:margin-right="0.009cm" fo:margin-top="0.011cm" fo:margin-bottom="0.011cm" loext:contextual-spacing="false" fo:line-height="150%" fo:text-align="end" style:justify-single-word="false" fo:text-indent="0cm" style:auto-text-indent="false" style:page-number="auto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2" fo:font-size="7pt" fo:font-style="normal" style:text-underline-style="none" fo:font-weight="bold" officeooo:paragraph-rsid="01fe11b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6" style:family="paragraph" style:parent-style-name="Header">
      <style:paragraph-properties fo:text-align="start" style:justify-single-word="false" fo:break-before="page"/>
      <style:text-properties style:use-window-font-color="true" style:font-name="Ubuntu Light" fo:font-size="6pt" fo:font-style="normal" style:text-underline-style="none" fo:font-weight="bold" officeooo:rsid="01e67240" officeooo:paragraph-rsid="0208ba6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7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21905f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fo:font-size="9pt" fo:font-style="normal" style:text-underline-style="none" fo:font-weight="bold" officeooo:paragraph-rsid="021f62f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9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fo:color="#666666" fo:font-size="7pt" fo:font-style="normal" style:text-underline-style="none" fo:font-weight="normal" officeooo:paragraph-rsid="021f62f3" fo:background-color="transparent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2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fo:color="#000000" style:text-underline-style="none"/>
    </style:style>
    <style:style style:name="T4" style:family="text">
      <style:text-properties fo:color="#000000" fo:font-size="8pt" fo:background-color="#cccccc" loext:char-shading-value="0" style:font-size-asian="8pt" style:font-size-complex="8pt"/>
    </style:style>
    <style:style style:name="T5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6" style:family="text">
      <style:text-properties officeooo:rsid="00738a85"/>
    </style:style>
    <style:style style:name="T7" style:family="text">
      <style:text-properties officeooo:rsid="01d10cc0"/>
    </style:style>
    <style:style style:name="T8" style:family="text">
      <style:text-properties officeooo:rsid="01dffb3c"/>
    </style:style>
    <style:style style:name="T9" style:family="text">
      <style:text-properties officeooo:rsid="01ecf2e1"/>
    </style:style>
    <style:style style:name="T10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11" style:family="text">
      <style:text-properties fo:font-size="5pt" fo:font-weight="normal" style:font-size-asian="5pt" style:font-weight-asian="normal" style:font-size-complex="5pt" style:font-weight-complex="normal"/>
    </style:style>
    <style:style style:name="T12" style:family="text">
      <style:text-properties fo:font-size="8pt" fo:font-weight="normal" style:font-size-asian="8pt" style:font-weight-asian="normal" style:font-size-complex="8pt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officeooo:rsid="0211b3a6"/>
    </style:style>
    <style:style style:name="T15" style:family="text">
      <style:text-properties fo:background-color="#ffff00" loext:char-shading-value="0"/>
    </style:style>
    <style:style style:name="T16" style:family="text">
      <style:text-properties style:font-name="Arial2" fo:font-size="7pt" fo:font-weight="bold" style:font-size-asian="7pt" style:font-weight-asian="bold" style:font-size-complex="7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 each="o in get_order_selected(objects)"&gt;</text:placeholder></text:p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table:number-rows-spanned="2" office:value-type="string">
            <text:p text:style-name="P5">RIF. ORDINE CLIENTE</text:p>
          </table:table-cell>
          <table:table-cell table:style-name="Tabella3.B1" table:number-rows-spanned="2" office:value-type="string">
            <text:p text:style-name="P5">CONSEGNA (SALVO IMPREVISTI) </text:p>
          </table:table-cell>
          <table:table-cell table:style-name="Tabella3.C1" office:value-type="string">
            <text:p text:style-name="P4">DOCUMENTO</text:p>
          </table:table-cell>
          <table:table-cell table:style-name="Tabella3.D1" table:number-rows-spanned="3" office:value-type="string">
            <text:p text:style-name="P32"/>
          </table:table-cell>
          <table:table-cell table:style-name="Tabella3.D1" table:number-rows-spanned="3" table:number-columns-spanned="2" office:value-type="string">
            <text:p text:style-name="P34">SPETT.LE</text:p>
            <text:p text:style-name="P54"><text:placeholder text:placeholder-type="text">&lt;o.partner_id.name&gt;</text:placeholder></text:p>
            <text:p text:style-name="P54"><text:placeholder text:placeholder-type="text">&lt;o.partner_id.street&gt;</text:placeholder></text:p>
          </table:table-cell>
          <table:covered-table-cell/>
        </table:table-row>
        <table:table-row table:style-name="Tabella3.2">
          <table:covered-table-cell/>
          <table:covered-table-cell/>
          <table:table-cell table:style-name="Tabella3.C2" office:value-type="string">
            <text:p text:style-name="P17">ORDINE DI CARICO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4" table:number-rows-spanned="2" office:value-type="string">
            <text:p text:style-name="P28"><text:placeholder text:placeholder-type="text">&lt;o.client_order_ref&gt;</text:placeholder> <text:span text:style-name="T16"><text:placeholder text:placeholder-type="text">&lt;'&gt;&gt;' if o.uncovered_state in ('green', 'yellow') else '&lt;&lt;'&gt;</text:placeholder></text:span></text:p>
          </table:table-cell>
          <table:table-cell table:style-name="Tabella3.B4" table:number-rows-spanned="2" office:value-type="string">
            <text:p text:style-name="P27"><text:placeholder text:placeholder-type="text">&lt;formatLang(o.date_deadline, date=True) if o.date_deadline else ""&gt;</text:placeholder></text:p>
          </table:table-cell>
          <table:table-cell table:style-name="Tabella3.C3" office:value-type="string">
            <text:p text:style-name="P3">NUMERO </text:p>
          </table:table-cell>
          <table:covered-table-cell/>
          <table:covered-table-cell/>
          <table:covered-table-cell/>
        </table:table-row>
        <table:table-row table:style-name="Tabella3.4">
          <table:covered-table-cell/>
          <table:covered-table-cell/>
          <table:table-cell table:style-name="Tabella3.C4" office:value-type="string">
            <text:p text:style-name="P50"><text:placeholder text:placeholder-type="text">&lt;('%s / %s' % (o.name.split('/')[-3],o.name.split('/')[-1])) if len(o.name.split('/')) &gt;= 3 else o.name&gt;</text:placeholder></text:p>
          </table:table-cell>
          <table:table-cell table:style-name="Tabella3.D1" office:value-type="string">
            <text:p text:style-name="P33"/>
          </table:table-cell>
          <table:table-cell table:style-name="Tabella3.D1" office:value-type="string">
            <text:p text:style-name="P35"><text:span text:style-name="T3"><text:placeholder text:placeholder-type="text">&lt;o.partner_id.zip&gt;</text:placeholder></text:span><text:span text:style-name="T3"> </text:span><text:span text:style-name="T3"><text:placeholder text:placeholder-type="text">&lt;o.partner_id.city&gt;</text:placeholder></text:span></text:p>
          </table:table-cell>
          <table:table-cell table:style-name="Tabella3.D1" office:value-type="string">
            <text:p text:style-name="P36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29">AGENTE</text:p>
          </table:table-cell>
          <table:covered-table-cell/>
          <table:table-cell table:style-name="Tabella3.C5" office:value-type="string">
            <text:p text:style-name="P3">DATA </text:p>
          </table:table-cell>
          <table:table-cell table:style-name="Tabella3.D1" table:number-rows-spanned="2" office:value-type="string">
            <text:p text:style-name="P37"/>
          </table:table-cell>
          <table:table-cell table:style-name="Tabella3.D1" table:number-rows-spanned="2" table:number-columns-spanned="2" office:value-type="string">
            <text:p text:style-name="P40"><text:span text:style-name="T11"><text:placeholder text:placeholder-type="text">&lt;if test="o.destination_partner_id"&gt;</text:placeholder></text:span>DESTINATARIO<text:span text:style-name="T11"><text:placeholder text:placeholder-type="text">&lt;/if&gt;</text:placeholder></text:span></text:p>
            <text:p text:style-name="P41"><text:placeholder text:placeholder-type="text">&lt;o.destination_partner_id.name&gt;</text:placeholder></text:p>
            <text:p text:style-name="P41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30"><text:placeholder text:placeholder-type="text">&lt;o.mx_agent_id.name&gt;</text:placeholder></text:p>
          </table:table-cell>
          <table:covered-table-cell/>
          <table:table-cell table:style-name="Tabella3.C6" office:value-type="string">
            <text:p text:style-name="P15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Standard"/>
          </table:table-cell>
          <table:covered-table-cell/>
          <table:table-cell table:style-name="Tabella3.C7" office:value-type="string">
            <text:p text:style-name="Standard"/>
          </table:table-cell>
          <table:table-cell table:style-name="Tabella3.D1" office:value-type="string">
            <text:p text:style-name="P19"/>
          </table:table-cell>
          <table:table-cell table:style-name="Tabella3.D1" office:value-type="string">
            <text:p text:style-name="P20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20"><text:placeholder text:placeholder-type="text">&lt;o.destination_partner_id.state_id.code or  o.destination_partner_id.mexal_province or ''&gt;</text:placeholder></text:p>
          </table:table-cell>
        </table:table-row>
      </table:table>
      <text:p text:style-name="P63"/>
      <text:p text:style-name="P64"><text:tab/><text:span text:style-name="T5"><text:placeholder text:placeholder-type="text">&lt;reset_counter()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18"><text:span text:style-name="T9">ORDINE: </text:span><text:placeholder text:placeholder-type="text">&lt;('%s / %s' % (o.name.split('/')[-3],o.name.split('/')[-1])) if len(o.name.split('/')) &gt;= 3 else o.name&gt;</text:placeholder> <text:span text:style-name="T9">di </text:span><text:placeholder text:placeholder-type="text">&lt;o.partner_id.name&gt;</text:placeholder> <text:span text:style-name="T14">(scad. </text:span><text:placeholder text:placeholder-type="text">&lt;formatLang(o.date_deadline, date=True) if o.date_deadline else '/'&gt;</text:placeholder><text:span text:style-name="T14">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42">COD<text:span text:style-name="T6">ICE</text:span> <text:s/>ART<text:span text:style-name="T6">ICOLO</text:span></text:p>
            </table:table-cell>
            <table:table-cell table:style-name="Tabella1.A2" office:value-type="string">
              <text:p text:style-name="P61">DESCRIZIONE ARTICOLO</text:p>
            </table:table-cell>
            <table:table-cell table:style-name="Tabella1.C2" office:value-type="string">
              <text:p text:style-name="P44">COLORE </text:p>
            </table:table-cell>
            <table:table-cell table:style-name="Tabella1.A2" office:value-type="string">
              <text:p text:style-name="P45">N.RO COLL<text:span text:style-name="T7">I</text:span></text:p>
            </table:table-cell>
            <table:table-cell table:style-name="Tabella1.A2" office:value-type="string">
              <text:p text:style-name="P46">UM</text:p>
            </table:table-cell>
            <table:table-cell table:style-name="Tabella1.A2" office:value-type="string">
              <text:p text:style-name="P43">Q.<text:span text:style-name="T8">TA'</text:span></text:p>
            </table:table-cell>
            <table:table-cell table:style-name="Tabella1.G2" office:value-type="string">
              <text:p text:style-name="P43"/>
            </table:table-cell>
          </table:table-row>
        </table:table-header-rows>
        <table:table-row table:style-name="Tabella1.3">
          <table:table-cell table:style-name="Tabella1.A3" table:number-columns-spanned="7" office:value-type="string">
            <text:p text:style-name="P62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office:value-type="string">
            <text:p text:style-name="P47"/>
          </table:table-cell>
          <table:table-cell table:style-name="Tabella1.B4" table:number-columns-spanned="2" office:value-type="string">
            <text:p text:style-name="P23"><text:placeholder text:placeholder-type="text">&lt;o.text_note_pre&gt;</text:placeholder></text:p>
          </table:table-cell>
          <table:covered-table-cell/>
          <table:table-cell table:style-name="Tabella1.D4" table:number-columns-spanned="4" office:value-type="string">
            <text:p text:style-name="P47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5" table:number-columns-spanned="7" office:value-type="string">
            <text:p text:style-name="P6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7" office:value-type="string">
            <text:p text:style-name="P49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7" office:value-type="string">
            <text:p text:style-name="P25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rows-spanned="2" office:value-type="string">
            <text:p text:style-name="P68"><text:placeholder text:placeholder-type="text">&lt;l.product_id.default_code or ''&gt;</text:placeholder></text:p>
            <text:p text:style-name="P69"><text:placeholder text:placeholder-type="text">&lt;l.mrp_id.name if l.mrp_id else ''&gt;</text:placeholder></text:p>
          </table:table-cell>
          <table:table-cell table:style-name="Tabella1.B8" office:value-type="string">
            <text:p text:style-name="P59"><text:span text:style-name="T13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8" office:value-type="string">
            <text:p text:style-name="P58"><text:placeholder text:placeholder-type="text">&lt;('%s' % get_partic(l)) if o.partner_id.use_partic else ''&gt;</text:placeholder></text:p>
          </table:table-cell>
          <table:table-cell table:style-name="Tabella1.D9" table:number-rows-spanned="2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26"><text:placeholder text:placeholder-type="text">&lt;for each="(move, parcel, qty, partial) in get_parcels_table_load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67"><text:placeholder text:placeholder-type="text">&lt;if test="partial"&gt;</text:placeholder><text:span text:style-name="T4"><text:placeholder text:placeholder-type="text">&lt;parcel&gt;</text:placeholder></text:span><text:span text:style-name="T15"><text:placeholder text:placeholder-type="text">&lt;/if&gt;</text:placeholder></text:span><text:placeholder text:placeholder-type="text">&lt;if test="not partial"&gt;</text:placeholder><text:placeholder text:placeholder-type="text">&lt;parcel&gt;</text:placeholder><text:placeholder text:placeholder-type="text">&lt;/if&gt;</text:placeholder></text:p>
                </table:table-cell>
                <table:table-cell table:style-name="Tabella6.A2" office:value-type="string">
                  <text:p text:style-name="P38"><text:placeholder text:placeholder-type="text">&lt;l.product_uom.name&gt;</text:placeholder></text:p>
                </table:table-cell>
                <table:table-cell table:style-name="Tabella6.A2" office:value-type="string">
                  <text:p text:style-name="P38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39"><text:placeholder text:placeholder-type="text">&lt;mov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26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  <table:table-row table:style-name="Tabella1.8">
          <table:covered-table-cell/>
          <table:table-cell table:style-name="Tabella1.B9" table:number-columns-spanned="2" office:value-type="string">
            <text:p text:style-name="P60"><text:placeholder text:placeholder-type="text">&lt;l.product_id.colour or ''&gt;</text:placeholder><text:span text:style-name="T2"><text:placeholder text:placeholder-type="text">&lt;('\n%s' % l.text_note_post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0" table:number-columns-spanned="7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7" office:value-type="string">
            <text:p text:style-name="P48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7" office:value-type="string">
            <text:p text:style-name="P62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3" office:value-type="string">
            <text:p text:style-name="P47"/>
          </table:table-cell>
          <table:table-cell table:style-name="Tabella1.B13" table:number-columns-spanned="2" office:value-type="string">
            <text:p text:style-name="P24"><text:placeholder text:placeholder-type="text">&lt;o.text_note_post&gt;</text:placeholder></text:p>
          </table:table-cell>
          <table:covered-table-cell/>
          <table:table-cell table:style-name="Tabella1.D13" table:number-columns-spanned="4" office:value-type="string">
            <text:p text:style-name="P47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7" office:value-type="string">
            <text:p text:style-name="P6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5" table:number-columns-spanned="7" office:value-type="string">
            <text:p text:style-name="P65"><text:span text:style-name="T10">Rif. Int.: </text:span><text:span text:style-name="T12"><text:placeholder text:placeholder-type="text">&lt;get_datetime_now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55"><text:placeholder text:placeholder-type="text">&lt;"Tel. %s" %(o.partner_id.phone or '')&gt;</text:placeholder></text:p>
          </table:table-cell>
          <table:table-cell table:style-name="Tabella4.B1" office:value-type="string">
            <text:p text:style-name="P57">TASSATIVO: COMPILARE</text:p>
          </table:table-cell>
        </table:table-row>
      </table:table>
      <text:p text:style-name="P16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10">VOLUME</text:p>
            <text:p text:style-name="P21"><text:placeholder text:placeholder-type="text">&lt;'%6.2f CBM' % get_counter('volume')&gt;</text:placeholder></text:p>
          </table:table-cell>
          <table:table-cell table:style-name="Tabella2.A1" office:value-type="string">
            <text:p text:style-name="P56">VOL + 10%</text:p>
            <text:p text:style-name="P21"><text:placeholder text:placeholder-type="text">&lt;'%6.2f CBM' % get_counter('volume10')&gt;</text:placeholder></text:p>
          </table:table-cell>
          <table:table-cell table:style-name="Tabella2.C1" table:number-rows-spanned="3" office:value-type="string">
            <text:p text:style-name="P53"/>
          </table:table-cell>
          <table:table-cell table:style-name="Tabella2.D1" table:number-rows-spanned="2" office:value-type="string">
            <text:p text:style-name="P51">FIRMA DI CONTROLLO</text:p>
          </table:table-cell>
          <table:table-cell table:style-name="Tabella2.E1" office:value-type="string">
            <text:p text:style-name="P51">BANCALI</text:p>
          </table:table-cell>
        </table:table-row>
        <table:table-row table:style-name="Tabella2.1">
          <table:table-cell table:style-name="Tabella2.A2" office:value-type="string">
            <text:p text:style-name="P56">TOTALI COLLI</text:p>
            <text:p text:style-name="P22"><text:placeholder text:placeholder-type="text">&lt;int(get_counter('total_parcel'))&gt;</text:placeholder> NR</text:p>
          </table:table-cell>
          <table:table-cell table:style-name="Tabella2.A2" office:value-type="string">
            <text:p text:style-name="P31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51">COLLI REALI</text:p>
          </table:table-cell>
        </table:table-row>
        <table:table-row table:style-name="Tabella2.3">
          <table:table-cell table:style-name="Tabella2.A2" office:value-type="string">
            <text:p text:style-name="P56">LUNGHEZZA</text:p>
            <text:p text:style-name="P21"><text:placeholder text:placeholder-type="text">&lt;'%6.2f LMT' % get_counter('length')&gt;</text:placeholder></text:p>
          </table:table-cell>
          <table:table-cell table:style-name="Tabella2.A2" office:value-type="string">
            <text:p text:style-name="P56">PESO</text:p>
            <text:p text:style-name="P21"><text:placeholder text:placeholder-type="text">&lt;'%6.2f KG' % get_counter('weight')&gt;</text:placeholder></text:p>
          </table:table-cell>
          <table:covered-table-cell/>
          <table:table-cell table:style-name="Tabella2.D3" office:value-type="string">
            <text:p text:style-name="P52">DATA DI SPEDIZIONE</text:p>
          </table:table-cell>
          <table:covered-table-cell/>
        </table:table-row>
      </table:table>
      <text:p text:style-name="P9"><text:placeholder text:placeholder-type="text">&lt;if test="get_last_record_id() != o.id"&gt;</text:placeholder></text:p>
      <text:p text:style-name="P9"/>
      <text:p text:style-name="P66"/>
      <text:p text:style-name="P9"><text:placeholder text:placeholder-type="text">&lt;/if&gt;</text:placeholder></text:p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2</text:page-number></text:span><text:span text:style-name="MT1"> di </text:span><text:span text:style-name="MT1"><text:page-count>2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5-11T17:34:11.361260294</dc:date>
    <meta:editing-duration>P7DT1H30M3S</meta:editing-duration>
    <meta:editing-cycles>1043</meta:editing-cycles>
    <meta:generator>LibreOffice/4.3.3.2$Linux_X86_64 LibreOffice_project/430m0$Build-2</meta:generator>
    <dc:creator>thebrush </dc:creator>
    <meta:document-statistic meta:table-count="6" meta:image-count="0" meta:object-count="0" meta:page-count="2" meta:paragraph-count="76" meta:word-count="242" meta:character-count="2448" meta:non-whitespace-character-count="2279"/>
    <meta:user-defined meta:name="Info 1"/>
    <meta:user-defined meta:name="Info 2"/>
    <meta:user-defined meta:name="Info 3"/>
    <meta:user-defined meta:name="Info 4"/>
  </office:meta>
</office:document-meta>
</file>